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00febd" officeooo:paragraph-rsid="0000feb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40pt" fo:font-weight="bold" officeooo:rsid="00021316" officeooo:paragraph-rsid="00021316" style:font-size-asian="40pt" style:font-weight-asian="bold" style:font-size-complex="40pt" style:font-weight-complex="bold"/>
    </style:style>
    <style:style style:name="T1" style:family="text">
      <style:text-properties fo:font-size="20pt" fo:font-weight="normal" style:font-size-asian="17.5pt" style:font-weight-asian="normal" style:font-size-complex="20pt" style:font-weight-complex="normal"/>
    </style:style>
    <style:style style:name="T2" style:family="text">
      <style:text-properties fo:font-size="20pt" fo:font-weight="normal" officeooo:rsid="000373bc" style:font-size-asian="17.5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><text:span text:style-name="T1"/></text:p>
      <text:p text:style-name="P2"><text:span text:style-name="T1">Distributeur de céréales :</text:span></text:p>
      <text:p text:style-name="P2"><text:span text:style-name="T1"/></text:p>
      <text:p text:style-name="P2"><text:span text:style-name="T1">Le but de ce projet est de disribuer une quantité choisi</text:span><text:span text:style-name="T2">e</text:span><text:span text:style-name="T1"> d’</text:span><text:span text:style-name="T2">un type de céréales choisi</text:span><text:span text:style-name="T1">. Il y aura 3 quantité possible :</text:span></text:p>
      <text:p text:style-name="P2"><text:span text:style-name="T1">_Faible appétit.</text:span></text:p>
      <text:p text:style-name="P2"><text:span text:style-name="T1">_Grand appétit .</text:span></text:p>
      <text:p text:style-name="P2"><text:span text:style-name="T1">_Affamé.</text:span></text:p>
      <text:p text:style-name="P2"><text:span text:style-name="T1"/></text:p>
      <text:p text:style-name="P2"><text:span text:style-name="T1">Il y aura également 3 sortes de céréales.</text:span></text:p>
      <text:p text:style-name="P2"><text:span text:style-name="T1"/></text:p>
      <text:p text:style-name="P2"><text:span text:style-name="T1">Le distributeur vous servira, seulement s’il detecte la coupelle en dessous, la quantité et le type de céréales que vous avez choisie préalablement en cliquant sur 2 bout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8:57:17.899000000</meta:creation-date>
    <dc:date>2019-12-02T09:32:05.934000000</dc:date>
    <meta:editing-duration>PT2M5S</meta:editing-duration>
    <meta:editing-cycles>1</meta:editing-cycles>
    <meta:document-statistic meta:table-count="0" meta:image-count="0" meta:object-count="0" meta:page-count="1" meta:paragraph-count="8" meta:word-count="72" meta:character-count="418" meta:non-whitespace-character-count="354"/>
    <meta:generator>LibreOffice/6.0.2.1$Windows_x86 LibreOffice_project/f7f06a8f319e4b62f9bc5095aa112a65d2f3ac89</meta:generator>
  </office:meta>
</office:document-meta>
</file>